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085f6a" officeooo:paragraph-rsid="00085f6a"/>
    </style:style>
    <style:style style:name="P6" style:family="paragraph" style:parent-style-name="Text_20_body">
      <style:paragraph-properties fo:text-align="start" style:justify-single-word="false"/>
      <style:text-properties fo:language="en" fo:country="US" officeooo:rsid="000cc25d" officeooo:paragraph-rsid="000cc25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85f6a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85f6a" officeooo:paragraph-rsid="00085f6a" style:font-name-asian="Webdings" style:font-name-complex="Webdings"/>
    </style:style>
    <style:style style:name="P13" style:family="paragraph" style:parent-style-name="Text_20_body">
      <style:text-properties officeooo:paragraph-rsid="0011fc5f"/>
    </style:style>
    <style:style style:name="P14" style:family="paragraph" style:parent-style-name="Text_20_body">
      <style:text-properties officeooo:rsid="00120bc5" officeooo:paragraph-rsid="00120bc5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Standard">
      <style:text-properties fo:font-variant="normal" fo:text-transform="none" fo:color="#336633" loext:opacity="100%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9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0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23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6" style:family="paragraph" style:parent-style-name="Titulo">
      <style:text-properties fo:font-variant="normal" fo:text-transform="none" fo:language="en" fo:country="US"/>
    </style:style>
    <style:style style:name="P27" style:family="paragraph" style:parent-style-name="Heading_20_2">
      <style:text-properties fo:language="en" fo:country="US" fo:font-style="italic" officeooo:paragraph-rsid="000e835d" style:font-style-asian="italic" style:font-style-complex="italic"/>
    </style:style>
    <style:style style:name="P28" style:family="paragraph" style:parent-style-name="Heading_20_2">
      <style:text-properties fo:language="en" fo:country="US" officeooo:paragraph-rsid="000e835d"/>
    </style:style>
    <style:style style:name="P29" style:family="paragraph" style:parent-style-name="Heading_20_2" style:list-style-name="">
      <style:paragraph-properties fo:text-align="start" style:justify-single-word="false"/>
      <style:text-properties fo:language="en" fo:country="US" fo:font-style="normal" officeooo:rsid="0011fc5f" officeooo:paragraph-rsid="0011fc5f" style:font-style-asian="normal" style:font-style-complex="normal"/>
    </style:style>
    <style:style style:name="P30" style:family="paragraph" style:parent-style-name="Heading_20_2">
      <style:paragraph-properties fo:break-before="page"/>
      <style:text-properties fo:language="en" fo:country="US" fo:font-style="normal" officeooo:rsid="0011fc5f" officeooo:paragraph-rsid="0013c901" style:font-style-asian="normal" style:font-style-complex="normal"/>
    </style:style>
    <style:style style:name="P31" style:family="paragraph" style:parent-style-name="Heading_20_2">
      <style:text-properties fo:language="en" fo:country="US" fo:font-style="normal" officeooo:rsid="0011fc5f" officeooo:paragraph-rsid="0011fc5f" style:font-style-asian="normal" style:font-style-complex="normal"/>
    </style:style>
    <style:style style:name="P32" style:family="paragraph" style:parent-style-name="Standard" style:master-page-name="Standard">
      <style:paragraph-properties style:page-number="auto"/>
      <style:text-properties fo:language="en" fo:country="US"/>
    </style:style>
    <style:style style:name="P3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fo:language="en" fo:country="US" officeooo:paragraph-rsid="0019a2a6"/>
    </style:style>
    <style:style style:name="P34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3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a2a6" style:font-size-asian="12pt" style:font-size-complex="12pt"/>
    </style:style>
    <style:style style:name="P36" style:family="paragraph" style:parent-style-name="Standard">
      <style:text-properties style:font-name="Calibri1" fo:font-size="12pt" officeooo:paragraph-rsid="0019a2a6" style:font-size-asian="12pt" style:font-size-complex="12pt"/>
    </style:style>
    <style:style style:name="P3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3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a2a6"/>
    </style:style>
    <style:style style:name="P39" style:family="paragraph" style:parent-style-name="Standard" style:master-page-name="First_20_Page">
      <style:paragraph-properties style:page-number="auto"/>
      <style:text-properties officeooo:paragraph-rsid="0019a2a6"/>
    </style:style>
    <style:style style:name="P40" style:family="paragraph" style:parent-style-name="Standard">
      <style:text-properties officeooo:paragraph-rsid="0019a2a6"/>
    </style:style>
    <style:style style:name="P41" style:family="paragraph" style:parent-style-name="Text_20_body" style:list-style-name="L1">
      <style:text-properties style:font-name="Calibri" fo:language="en" fo:country="US" officeooo:rsid="000cc25d" officeooo:paragraph-rsid="000cc25d" style:font-name-asian="Webdings" style:font-name-complex="Webdings"/>
    </style:style>
    <style:style style:name="P42" style:family="paragraph" style:parent-style-name="Text_20_body" style:list-style-name="L2">
      <style:text-properties officeooo:paragraph-rsid="000e835d"/>
    </style:style>
    <style:style style:name="P43" style:family="paragraph" style:parent-style-name="Text_20_body" style:list-style-name="L3">
      <style:text-properties officeooo:paragraph-rsid="000e835d"/>
    </style:style>
    <style:style style:name="P44" style:family="paragraph" style:parent-style-name="Text_20_body" style:list-style-name="L3">
      <style:text-properties officeooo:rsid="0013c901" officeooo:paragraph-rsid="00154c71"/>
    </style:style>
    <style:style style:name="P45" style:family="paragraph" style:parent-style-name="Text_20_body" style:list-style-name="L3">
      <style:text-properties officeooo:rsid="0013c901" officeooo:paragraph-rsid="0013c901"/>
    </style:style>
    <style:style style:name="P46" style:family="paragraph" style:parent-style-name="Text_20_body" style:list-style-name="L3">
      <style:text-properties fo:language="en" fo:country="US" fo:font-style="normal" officeooo:rsid="0013c901" officeooo:paragraph-rsid="0013c901" style:font-style-asian="normal" style:font-style-complex="normal"/>
    </style:style>
    <style:style style:name="P47" style:family="paragraph" style:parent-style-name="Text_20_body" style:list-style-name="L3">
      <style:text-properties fo:language="en" fo:country="US" fo:font-style="normal" officeooo:rsid="000e835d" officeooo:paragraph-rsid="000e835d" style:font-style-asian="normal" style:font-style-complex="normal"/>
    </style:style>
    <style:style style:name="P48" style:family="paragraph" style:parent-style-name="Text_20_body" style:list-style-name="L3">
      <style:text-properties officeooo:rsid="000e835d" officeooo:paragraph-rsid="000e835d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a2a6" style:font-size-asian="24pt" style:font-weight-asian="bold" style:font-size-complex="24pt" style:font-weight-complex="bold"/>
    </style:style>
    <style:style style:name="P5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a2a6" style:text-blinking="false" fo:background-color="transparent" loext:padding="0cm" loext:border="none"/>
    </style:style>
    <style:style style:name="P5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a2a6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a2a6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style:font-name-asian="Webdings" style:font-name-complex="Webdings"/>
    </style:style>
    <style:style style:name="T14" style:family="text">
      <style:text-properties style:font-name="Calibri" officeooo:rsid="000d2dd8" style:font-name-asian="Webdings" style:font-name-complex="Webdings"/>
    </style:style>
    <style:style style:name="T15" style:family="text">
      <style:text-properties style:font-name="Calibri" fo:font-weight="bold" style:font-name-asian="Webdings" style:font-weight-asian="bold" style:font-name-complex="Webdings" style:font-weight-complex="bold"/>
    </style:style>
    <style:style style:name="T16" style:family="text">
      <style:text-properties officeooo:rsid="00085f6a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officeooo:rsid="0015ab54" style:font-style-asian="normal" style:font-style-complex="normal"/>
    </style:style>
    <style:style style:name="T19" style:family="text">
      <style:text-properties fo:language="en" fo:country="US" fo:font-style="normal" officeooo:rsid="0013e7ff" style:font-style-asian="normal" style:font-style-complex="normal"/>
    </style:style>
    <style:style style:name="T20" style:family="text">
      <style:text-properties fo:language="en" fo:country="US" fo:font-style="normal" officeooo:rsid="00174ce0" style:font-style-asian="normal" style:font-style-complex="normal"/>
    </style:style>
    <style:style style:name="T21" style:family="text">
      <style:text-properties fo:language="en" fo:country="US" fo:font-style="normal" officeooo:rsid="000e835d" style:font-style-asian="normal" style:font-style-complex="normal"/>
    </style:style>
    <style:style style:name="T22" style:family="text">
      <style:text-properties fo:language="en" fo:country="US" fo:font-style="normal" officeooo:rsid="0018a346" style:font-style-asian="normal" style:font-style-complex="normal"/>
    </style:style>
    <style:style style:name="T23" style:family="text">
      <style:text-properties fo:language="en" fo:country="US" fo:font-style="normal" officeooo:rsid="000f99ba" style:font-style-asian="normal" style:font-style-complex="normal"/>
    </style:style>
    <style:style style:name="T24" style:family="text">
      <style:text-properties fo:language="en" fo:country="US" fo:font-style="normal" officeooo:rsid="0011fc5f" style:font-style-asian="normal" style:font-style-complex="normal"/>
    </style:style>
    <style:style style:name="T25" style:family="text">
      <style:text-properties fo:language="en" fo:country="US" fo:font-style="normal" officeooo:rsid="00161752" style:font-style-asian="normal" style:font-style-complex="normal"/>
    </style:style>
    <style:style style:name="T26" style:family="text">
      <style:text-properties officeooo:rsid="000e835d"/>
    </style:style>
    <style:style style:name="T27" style:family="text">
      <style:text-properties officeooo:rsid="0011fc5f"/>
    </style:style>
    <style:style style:name="T28" style:family="text">
      <style:text-properties officeooo:rsid="00152032"/>
    </style:style>
    <style:style style:name="T29" style:family="text">
      <style:text-properties officeooo:rsid="00154c7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e835d" style:font-style-asian="normal" style:font-style-complex="normal"/>
    </style:style>
    <style:style style:name="T32" style:family="text">
      <style:text-properties style:font-name="Calibri1" fo:font-size="12pt" style:font-size-asian="12pt" style:font-size-complex="12pt"/>
    </style:style>
    <style:style style:name="T3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4" style:family="text">
      <style:text-properties fo:color="#1155cc" loext:opacity="100%" style:text-underline-style="solid" style:text-underline-width="auto" style:text-underline-color="font-color"/>
    </style:style>
    <style:style style:name="T35" style:family="text">
      <style:text-properties officeooo:rsid="002332ea"/>
    </style:style>
    <style:style style:name="T3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1"/>
          <text:p text:style-name="P21"><text:user-field-get text:name="Modulo">Computer Systems</text:user-field-get></text:p>
          <text:p text:style-name="P21">CFGS DAW</text:p>
        </draw:text-box>
      </draw:frame>
      <text:p text:style-name="P39"/>
      <text:p text:style-name="P40"/>
      <text:p text:style-name="P40"/>
      <text:p text:style-name="P40"/>
      <text:p text:style-name="P49"><text:span text:style-name="T8">Computer Systems – </text:span><text:span text:style-name="T9">Activities 1</text:span><text:span text:style-name="T10"><text:line-break/></text:span><text:span text:style-name="T11">UD 0</text:span><text:span text:style-name="T12">6</text:span><text:span text:style-name="T11">. </text:span><text:span text:style-name="T33"><text:user-field-get text:name="Tema">Virtual machines</text:user-field-get></text:span></text:p>
      <text:p text:style-name="P50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51">Sergio García / Alfredo Oltra</text:p>
      <text:p text:style-name="P3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4">s</text:span></text:a></text:p>
      <text:p text:style-name="P38"><text:a xlink:type="simple" xlink:href="mailto:alfredo.oltra@ceedcv.es" text:style-name="Internet_20_link" text:visited-style-name="Visited_20_Internet_20_Link"><text:span text:style-name="T32">alfredo.oltra</text:span></text:a><text:a xlink:type="simple" xlink:href="mailto:alfredo.oltra@ceedcv.es" text:style-name="Internet_20_link" text:visited-style-name="Visited_20_Internet_20_Link"><text:span text:style-name="T32">@</text:span></text:a><text:a xlink:type="simple" xlink:href="mailto:alfredo.oltra@ceedcv.es" text:style-name="Internet_20_link" text:visited-style-name="Visited_20_Internet_20_Link"><text:span text:style-name="T32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52">20<text:span text:style-name="T35">22</text:span>/20<text:span text:style-name="T36">2</text:span><text:span text:style-name="T35">3</text:span></text:p>
      <text:p text:style-name="P35"><text:tab/><text:tab/><text:tab/><text:tab/><text:tab/><text:tab/><text:tab/><text:tab/><text:tab/><text:tab/>Versión:<text:date style:data-style-name="N104" text:date-value="2022-06-02T16:19:41.888218643">220602</text:date>.<text:time style:data-style-name="N105" text:time-value="2022-06-02T16:19:41.888378947">1619</text:time></text:p>
      <text:p text:style-name="P36"/>
      <text:p text:style-name="P33"><text:span text:style-name="T32"><text:time style:data-style-name="N105" text:time-value="2022-06-02T16:19:41.888838484">1619</text:time></text:span></text:p>
      <text:p text:style-name="P19"/>
      <text:p text:style-name="P19"/>
      <text:p text:style-name="P19"/>
      <text:p text:style-name="P19"/>
      <text:p text:style-name="P19"/>
      <text:p text:style-name="P8"/>
      <text:p text:style-name="P10"><text:soft-page-break/>Licencia</text:p>
      <text:p text:style-name="P8"/>
      <text:p text:style-name="P24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3"/>
      <text:p text:style-name="P23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3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2"/>
      <text:p text:style-name="P8"/>
      <text:p text:style-name="P9">UD0<text:user-field-get text:name="NumeroTema">6</text:user-field-get>. <text:user-field-get text:name="Tema">Virtual machines</text:user-field-get></text:p>
      <text:p text:style-name="P26">Activities</text:p>
      <text:h text:style-name="P27" text:outline-level="2">Activity <text:span text:style-name="T26">1</text:span></text:h>
      <text:p text:style-name="P11">Investigate how to create a virtual machine and do a dual installation with Windows 10 and Ubuntu (Linux).</text:p>
      <text:p text:style-name="P5"><text:span text:style-name="T13">This video could help you </text:span><text:a xlink:type="simple" xlink:href="https://www.youtube.com/watch?v=nBD4KqH5CT8" text:style-name="Internet_20_link" text:visited-style-name="Visited_20_Internet_20_Link"><text:span text:style-name="T13">https://www.youtube.com/watch?v=nBD4KqH5CT8</text:span></text:a></text:p>
      <text:list xml:id="list3197549298" text:style-name="L1">
        <text:list-item>
          <text:p text:style-name="P41">Share your difficulties and doubts in forum (and how have you solved them) in forum, in order to help your class mates. </text:p>
        </text:list-item>
        <text:list-item>
          <text:p text:style-name="P41">Share a screenshot in forum of your dual boot working :)</text:p>
        </text:list-item>
      </text:list>
      <text:p text:style-name="P12"><text:span text:style-name="T4">Tip 1:</text:span> if your computer has a problem installing Windows 10 in Virtual box, you can install instead Windows 7 32 bits.</text:p>
      <text:p text:style-name="P5"><text:span text:style-name="T15">Tip 2: </text:span><text:span text:style-name="T13">You should install first Windows and lastly Ubuntu (Linux). When you do the partitions, Linux should have enough space to be installed.</text:span></text:p>
      <text:p text:style-name="P6"><text:span text:style-name="T15">Tip 3</text:span><text:span text:style-name="T13">: If you don’t have a Windows 10 license, there is an evaluation versions of Windows 10 in </text:span><text:a xlink:type="simple" xlink:href="https://www.microsoft.com/en-us/evalcenter/evaluate-windows-10-enterprise" text:style-name="Internet_20_link" text:visited-style-name="Visited_20_Internet_20_Link"><text:span text:style-name="T13">https://www.microsoft.com/en-us/evalcenter/evaluate-windows-10-enterprise</text:span></text:a><text:span text:style-name="T13"> </text:span><text:span text:style-name="T14">but for our activities you can use any version of Windows 10.</text:span></text:p>
      <text:h text:style-name="P28" text:outline-level="2"><text:span text:style-name="T30">Activity </text:span><text:span text:style-name="T31">2</text:span></text:h>
      <text:p text:style-name="P13"><text:span text:style-name="T24">Go to this course </text:span><text:span text:style-name="T25">to learn Docker</text:span><text:span text:style-name="T24"> </text:span><text:a xlink:type="simple" xlink:href="https://www.katacoda.com/courses/docker" text:style-name="Internet_20_link" text:visited-style-name="Visited_20_Internet_20_Link"><text:span text:style-name="T21">https://www.katacoda.com/courses/docker</text:span></text:a><text:span text:style-name="T24"> and do the first three scenarios:</text:span></text:p>
      <text:list xml:id="list1544516966" text:style-name="L2">
        <text:list-item>
          <text:p text:style-name="P42">Deploying Your First Docker Container</text:p>
        </text:list-item>
        <text:list-item>
          <text:p text:style-name="P42">Deploy Static HTML Website as Container</text:p>
        </text:list-item>
        <text:list-item>
          <text:p text:style-name="P42">Building Container Images</text:p>
        </text:list-item>
      </text:list>
      <text:p text:style-name="P14">In order to do this scenarios you don’t need to install Docker (you can do it using only your own browser). <text:span text:style-name="T27">Use the forum to post any doubt or if you success, any tip for your classmates.</text:span></text:p>
      <text:h text:style-name="P29" text:outline-level="2"/>
      <text:h text:style-name="P30" text:outline-level="2">Activity <text:span text:style-name="T28">3</text:span></text:h>
      <text:list xml:id="list525902606" text:style-name="L3">
        <text:list-item>
          <text:p text:style-name="P44"><text:span text:style-name="T21">G</text:span><text:span text:style-name="T17">o to this free course to learn Docker</text:span></text:p>
          <text:p text:style-name="P44"><text:a xlink:type="simple" xlink:href="https://www.katacoda.com/courses/docker" text:style-name="Internet_20_link" text:visited-style-name="Visited_20_Internet_20_Link"><text:span text:style-name="T20">https://www.katacoda.com/courses/docker</text:span></text:a></text:p>
          <text:list>
            <text:list-item>
              <text:p text:style-name="P45"><text:span text:style-name="T20">I</text:span><text:span text:style-name="T17">n this course you don’t need to install anything, you can do every task using navigator in a remote machine :)</text:span></text:p>
            </text:list-item>
          </text:list>
        </text:list-item>
        <text:list-item>
          <text:p text:style-name="P46">From this course, study at least following scenarios:</text:p>
          <text:list>
            <text:list-item>
              <text:p text:style-name="P45">Deploying Your First Docker Container</text:p>
            </text:list-item>
            <text:list-item>
              <text:p text:style-name="P45">Deploy Static HTML Website as Container</text:p>
            </text:list-item>
            <text:list-item>
              <text:p text:style-name="P45">Building Container Images</text:p>
            </text:list-item>
          </text:list>
        </text:list-item>
      </text:list>
      <text:h text:style-name="P31" text:outline-level="2">Activity <text:span text:style-name="T28">4</text:span></text:h>
      <text:list xml:id="list161943678892085" text:continue-list="list525902606" text:style-name="L3">
        <text:list-item text:start-value="1">
          <text:p text:style-name="P43"><text:span text:style-name="T18">Investigate what is Docker</text:span><text:span text:style-name="T19"> </text:span><text:span text:style-name="T18">and his GUI Kitematic </text:span><text:span text:style-name="T21">using classnotes and proposed Cheat Sheet</text:span><text:span text:style-name="T18">. </text:span><text:span text:style-name="T21">Also t</text:span><text:span text:style-name="T18">his video can help you </text:span><text:a xlink:type="simple" xlink:href="https://www.youtube.com/watch?v=E2qzYArejf0" text:style-name="Internet_20_link" text:visited-style-name="Visited_20_Internet_20_Link"><text:span text:style-name="T18">https://www.youtube.com/watch?v=E2qzYArejf0</text:span></text:a><text:span text:style-name="T18"> </text:span></text:p>
        </text:list-item>
        <text:list-item>
          <text:p text:style-name="P43"><text:span text:style-name="T21">P</text:span><text:span text:style-name="T20">ost in forum </text:span><text:span text:style-name="T21">Docker</text:span><text:span text:style-name="T20"> advantages </text:span><text:span text:style-name="T21">and disadvantages</text:span><text:span text:style-name="T20"> versus a standard Virtual Machine.</text:span></text:p>
        </text:list-item>
        <text:list-item>
          <text:p text:style-name="P43"><text:span text:style-name="T18">Try to download a</text:span><text:span text:style-name="T23">n</text:span><text:span text:style-name="T18"> </text:span><text:span text:style-name="T21">image</text:span><text:span text:style-name="T22"> called “</text:span><text:span text:style-name="T21">ubuntu</text:span><text:span text:style-name="T22">” using</text:span><text:span text:style-name="T18"> Docker </text:span><text:span text:style-name="T21">commands and create two different containers using that image</text:span><text:span text:style-name="T18">. Post your success or doubts in our forum.</text:span></text:p>
        </text:list-item>
        <text:list-item>
          <text:p text:style-name="P48"><text:span text:style-name="T18">M</text:span><text:span text:style-name="T17">odify one of the containers of point 3 creating a file in your home saying “Hello, my name is → MY NAME”. Then create a new image using the modified container and upload it to “Docker hub”. Check if it works right. Share your image name to let us to download it :) Also post your success or your doubts in forum. </text:span></text:p>
          <text:list>
            <text:list-item>
              <text:p text:style-name="P47">TIP: commands like docker commit, pull, push, login, <text:s/>can be useful in this exercise.</text:p>
            </text:list-item>
          </text:list>
        </text:list-item>
        <text:list-item>
          <text:p text:style-name="P43"><text:span text:style-name="T18">Try to download a</text:span><text:span text:style-name="T21">n</text:span><text:span text:style-name="T18"> </text:span><text:span text:style-name="T21">image</text:span><text:span text:style-name="T22"> called “si-ceedcv-ubuntu-novnc” using</text:span><text:span text:style-name="T18"> Docker </text:span><text:span text:style-name="T21">commands and create a container</text:span><text:span text:style-name="T18">. Post your success or doubts in our forum.</text:span></text:p>
        </text:list-item>
        <text:list-item>
          <text:p text:style-name="P43"><text:span text:style-name="T18">T</text:span><text:span text:style-name="T22">ry to connect to GUI of that Ubuntu container connecting with your browser to its NOVNC server (VNC is a program to control remotely a computer and NOVNC is a version of VNC that can be used without installing a client, controlling computer using a web browser like Firefox). Share your success or doubts in foru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25M38S</meta:editing-duration>
    <meta:editing-cycles>30</meta:editing-cycles>
    <meta:generator>LibreOffice/7.3.3.2$Linux_X86_64 LibreOffice_project/30$Build-2</meta:generator>
    <dc:title>Plantilla CEED</dc:title>
    <meta:initial-creator>Alfredo Oltra Orengo</meta:initial-creator>
    <dc:date>2022-06-02T16:19:41.526619847</dc:date>
    <meta:document-statistic meta:table-count="0" meta:image-count="2" meta:object-count="0" meta:page-count="4" meta:paragraph-count="52" meta:word-count="656" meta:character-count="4031" meta:non-whitespace-character-count="3414"/>
  </office:meta>
</office:document-meta>
</file>